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fo:margin-top="0cm" fo:margin-bottom="0cm" loext:contextual-spacing="false" fo:line-height="100%" style:page-number="auto"/>
    </style:style>
    <style:style style:name="P2" style:family="paragraph" style:parent-style-name="Text_20_body">
      <style:paragraph-properties fo:margin-top="0cm" fo:margin-bottom="0cm" loext:contextual-spacing="false" fo:line-height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date>2018-05-27T22:19:42.610087967</dc:date><text:p>HTML: &lt;meta name="created" content="00:00:00"&gt;</text:p></office:annotation><office:annotation><dc:date>2018-05-27T22:19:42.610125622</dc:date><text:p>HTML: &lt;meta name="changed" content="2018-05-05T09:49:03.987257408"&gt;</text:p></office:annotation><office:annotation><dc:date>2018-05-27T22:19:42.610151992</dc:date><text:p>HTML: &lt;meta name="created" content="2018-05-05T09:47:58.245565653"&gt;</text:p></office:annotation><office:annotation><dc:date>2018-05-27T22:19:42.610176718</dc:date><text:p>HTML: &lt;meta name="changed" content="2018-05-05T09:48:06.265827620"&gt;</text:p></office:annotation></text:p>
      <text:p text:style-name="Text_20_body">Coragem para Permanecer Firme nos Dias que Ainda Restam Vivemos um dia de coisas pequenas e não devemos ficar desencorajados se encontramos pessoas demonstrando pouco interesse pela verdade, ou até mesmo opondo-se a ela. Estamos já no fim de uma dispensação destroçada e arruinada, sobre a qual o juízo de Deus está prestes cair, e não devemos esperar ver resultados como eram vistos no princípio, quando um Espírito não entristecido estava operando em grande poder. Acho que encontraremos muita instrução em Esdras, Neemias, Ageu e Malaquias para o dia em que vivemos, que é de um certo modo análogo ao tempo referido naqueles livros. As dez tribos haviam sido levadas cativas por Salmanasar, e perderam-se. Judá esteve cativo na Babilônia, onde ficou 70 anos em cativeiro. Um remanescente de Judá voltou nos dias de Esdras e Neemias, e o templo e os muros da cidade foram reconstruídos. Esse retorno, e a construção do templo e dos muros da cidade eram por pura graça proveniente do Senhor. Mas vemos da parte do povo, assim tão favorecido, uma constante tendência ao declínio. Eles não seguiram adiante com a obra como deveriam. Sucumbiram à influência do inimigo e a obra cessou. Ageu os acusa por estarem vivendo em casas estucadas, enquanto a casa de Deus ficava em ruínas, e foi necessário que fossem chacoalhados para que tomassem ânimo para seguir com a obra. Então, em Malaquias, pouco mais de cem anos depois, vemos um declínio dos mais horríveis - uma multidão professa, mas sem conteúdo, no meio da qual podiam ser encontrado uns poucos fracos que temiam ao Senhor e que falavam uns aos outros. Foi só aquele pequeno remanescente que recebeu a aprovação do Senhor, sendo assegurados de que pertenceriam a Ele quando viesse para ajuntar Suas jóias. Cerca de 400 anos mais tarde ainda encontramos esse fraco remanescente em pessoas como Zacarias e Isabel, Maria, os idosos Simeão e Ana, e os pastores dos campos de Belém. Mas, oh! Quão poucos e quão fracos! E é mais ou menos assim agora, à medida que nos aproximamos do fim - uma grande multidão professa, mas quase nada de conteúdo. Mas são os do remanescente que o Senhor reconhece, e dos quais pode dizer: "guardaste a Minha palavra, e não negaste o Meu nome" (<text:a xlink:type="simple" xlink:href="http://bibliaonline.com.br/acf/ap/3/8" text:style-name="Internet_20_link" text:visited-style-name="Visited_20_Internet_20_Link">Ap 3:8</text:a>). São estes também que conservaram suas vestes, e que andarão de branco com Ele. Todavia são poucos - não são muitos. Portanto, em um dia assim, o que somos chamados a fazer é "guarda o que tens": "Eis que venho sem demora; guarda o que tens, para que ninguém tome a tua coroa." (<text:a xlink:type="simple" xlink:href="http://bibliaonline.com.br/acf/ap/3/11" text:style-name="Internet_20_link" text:visited-style-name="Visited_20_Internet_20_Link">Ap 3:11</text:a>). O esforço será breve, pois Ele está perto, mas trata-se um esforço real e necessitamos de coragem para permanecer, ainda que fiquemos sós. Houve uma época em que homem algum permaneceu com Paulo. Mas o Senhor permaneceu com ele, e o testemunho foi dado, e ele foi liberto da boca do leão. (<text:a xlink:type="simple" xlink:href="http://bibliaonline.com.br/acf/2tm/1/15" text:style-name="Internet_20_link" text:visited-style-name="Visited_20_Internet_20_Link">2Tm 1:15</text:a>; <text:a xlink:type="simple" xlink:href="http://bibliaonline.com.br/acf/2tm/4/10-17" text:style-name="Internet_20_link" text:visited-style-name="Visited_20_Internet_20_Link">4:10-17</text:a>). Quão bendito é podermos contar com Ele, ainda que todos nos abandonem! </text:p>
      <text:p text:style-name="Text_20_body">A. H. Rule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3" meta:word-count="508" meta:character-count="2915" meta:non-whitespace-character-count="2407"/>
    <meta:generator>LibreOffice/5.1.6.2$Linux_X86_64 LibreOffice_project/10m0$Build-2</meta:generator>
  </office:meta>
</office:document-meta>
</file>